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family="'MS UI Gothic'" style:font-family-generic="modern" style:font-pitch="variable" fo:font-size="14pt" style:font-family-asian="'MS UI Gothic'" style:font-family-generic-asian="modern" style:font-pitch-asian="variable" style:font-size-asian="14pt" style:font-size-complex="14pt"/>
    </style:style>
    <style:style style:name="P2" style:family="paragraph">
      <style:text-properties fo:font-family="'MS UI Gothic'" style:font-family-generic="modern" style:font-pitch="variable" fo:font-size="14pt" style:font-family-asian="'MS UI Gothic'" style:font-family-generic-asian="modern" style:font-pitch-asian="variable" style:font-size-asian="14pt" style:font-size-complex="14pt"/>
    </style:style>
    <style:style style:name="T1" style:family="text">
      <style:text-properties fo:font-family="'MS UI Gothic'" style:font-family-generic="modern" style:font-pitch="variable" fo:font-size="14pt" style:font-family-asian="'MS UI Gothic'" style:font-family-generic-asian="modern" style:font-pitch-asian="variable" style:font-size-asian="14pt" style:font-size-complex="14pt"/>
    </style:style>
    <style:style style:name="T2" style:family="text">
      <style:text-properties fo:font-family="'MS UI Gothic'" style:font-family-generic="modern" style:font-pitch="variable" fo:font-size="14pt" style:font-family-asian="'MS UI Gothic'" style:font-family-generic-asian="modern" style:font-pitch-asian="variable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002cm" svg:height="7.691cm" svg:x="1.5cm" svg:y="1.5cm">
          <draw:text-box>
            <text:p text:style-name="P1"><text:span text:style-name="T1">日付から</text:span><text:span text:style-name="T1">URI</text:span><text:span text:style-name="T1">を作成する</text:span></text:p>
            <text:p text:style-name="P1"><text:span text:style-name="T1">↓</text:span><text:span text:style-name="T1">日付文字列から年月日時分秒を得る。</text:span></text:p>
            <text:p text:style-name="P1"><text:span text:style-name="T1"><text:s/></text:span></text:p>
            <text:p text:style-name="P1"><text:span text:style-name="T1">↓</text:span><text:span text:style-name="T1">下のルールで日付文字列から</text:span><text:span text:style-name="T1">URI</text:span><text:span text:style-name="T1">を作成する。</text:span></text:p>
            <text:p text:style-name="P1"><text:span text:style-name="T1">　　</text:span><text:span text:style-name="T1">[memos:%Y-%m-%d-%H%M%D]</text:span></text:p>
            <text:p text:style-name="P1"><text:span text:style-name="T1">　　　→</text:span><text:span text:style-name="T1">(memodir)/%Y/%m/%Y-%m-%D-%H%M%S/%Y-%m-%D-%H%M%S.howm</text:span></text:p>
            <text:p text:style-name="P2"><text:span text:style-name="T2">　　</text:span><text:span text:style-name="T2">[photos:%Y-%m-%d-%H%M%D]</text:span></text:p>
            <text:p text:style-name="P2"><text:span text:style-name="T3">　　→</text:span><text:span text:style-name="T3">(</text:span><text:span text:style-name="T1">photodir)/%Y/%Y-%m-%d/%y-%m-%d-%H%M%S-*.*</text:span></text:p>
            <text:p text:style-name="P1"><text:span text:style-name="T1"><text:s/></text:span><text:span text:style-name="T1">　</text:span><text:span text:style-name="T1">wildcard * </text:span><text:span text:style-name="T1">や省略を使って一覧を得る。</text:span></text:p>
            <text:p text:style-name="P1"><text:span text:style-name="T1"/></text:p>
            <text:p text:style-name="P1"><text:span text:style-name="T1"/></text:p>
            <text:p text:style-name="P1"><text:span text:style-name="T1">　　</text:span><text:span text:style-name="T1">[memos:2015] </text:span><text:span text:style-name="T1">　　　</text:span><text:span text:style-name="T1">2015</text:span><text:span text:style-name="T1">年のすべてのメモ</text:span></text:p>
            <text:p text:style-name="P1"><text:span text:style-name="T1">　　</text:span><text:span text:style-name="T1">[memos:*-12]</text:span><text:span text:style-name="T1">　　　 すべての</text:span><text:span text:style-name="T1">12</text:span><text:span text:style-name="T1">月のメモ　</text:span></text:p>
            <text:p text:style-name="P1"><text:span text:style-name="T1">　　</text:span><text:span text:style-name="T1">[photos:*-01-01] <text:s text:c="2"/></text:span><text:span text:style-name="T1">すべてのお正月の写真</text:span></text:p>
            <text:p text:style-name="P1"><text:span text:style-name="T1">　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9M58S</meta:editing-duration>
    <meta:editing-cycles>7</meta:editing-cycles>
    <meta:generator>OpenOffice/4.1.2$Win32 OpenOffice.org_project/412m3$Build-9782</meta:generator>
    <dc:date>2015-11-21T23:22:50.15</dc:date>
    <dc:creator>Shinichiro Egashira</dc:creator>
    <meta:document-statistic meta:object-count="24"/>
  </office:meta>
</office:document-meta>
</file>